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8.087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8.223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SPECRatio (Opteron)</text:p>
          </table:table-cell>
          <table:table-cell office:value-type="string" calcext:value-type="string">
            <text:p>Weighted Average of Execution Time (Opteron)</text:p>
          </table:table-cell>
          <table:table-cell office:value-type="string" calcext:value-type="string">
            <text:p>SPECRatio (Itanium 2)</text:p>
          </table:table-cell>
          <table:table-cell office:value-type="string" calcext:value-type="string">
            <text:p>Weighted Average of Execution Time (Itanium 2)</text:p>
          </table:table-cell>
          <table:table-cell/>
        </table:table-row>
        <table:table-row table:style-name="ro1">
          <table:table-cell office:value-type="string" calcext:value-type="string">
            <text:p>wupwise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1.06" calcext:value-type="float">
            <text:p>31,06</text:p>
          </table:table-cell>
          <table:table-cell table:style-name="ce1" table:formula="of:=EXP([.B3] * LN([.C3]))" office:value-type="float" office:value="7.85816006513023" calcext:value-type="float">
            <text:p>7,85816006513023</text:p>
          </table:table-cell>
          <table:table-cell table:style-name="ce1" office:value-type="float" office:value="28.53" calcext:value-type="float">
            <text:p>28,53</text:p>
          </table:table-cell>
          <table:table-cell table:style-name="ce1" table:formula="of:=EXP([.B3] * LN([.E3]))" office:value-type="float" office:value="7.46760027446574" calcext:value-type="float">
            <text:p>7,46760027446574</text:p>
          </table:table-cell>
          <table:table-cell/>
        </table:table-row>
        <table:table-row table:style-name="ro1">
          <table:table-cell office:value-type="string" calcext:value-type="string">
            <text:p>ammp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16.14" calcext:value-type="float">
            <text:p>16,14</text:p>
          </table:table-cell>
          <table:table-cell table:style-name="ce1" table:formula="of:=EXP([.B4] * LN([.C4]))" office:value-type="float" office:value="1.74413744496601" calcext:value-type="float">
            <text:p>1,74413744496601</text:p>
          </table:table-cell>
          <table:table-cell table:style-name="ce1" office:value-type="float" office:value="16.63" calcext:value-type="float">
            <text:p>16,63</text:p>
          </table:table-cell>
          <table:table-cell table:style-name="ce1" table:formula="of:=EXP([.B4] * LN([.E4]))" office:value-type="float" office:value="1.7546013123164" calcext:value-type="float">
            <text:p>1,7546013123164</text:p>
          </table:table-cell>
          <table:table-cell/>
        </table:table-row>
        <table:table-row table:style-name="ro1">
          <table:table-cell office:value-type="string" calcext:value-type="string">
            <text:p>apsi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17.36" calcext:value-type="float">
            <text:p>17,36</text:p>
          </table:table-cell>
          <table:table-cell table:style-name="ce1" table:formula="of:=EXP([.B5] * LN([.C5]))" office:value-type="float" office:value="1.76974194442476" calcext:value-type="float">
            <text:p>1,76974194442476</text:p>
          </table:table-cell>
          <table:table-cell table:style-name="ce1" office:value-type="float" office:value="11.27" calcext:value-type="float">
            <text:p>11,27</text:p>
          </table:table-cell>
          <table:table-cell table:style-name="ce1" table:formula="of:=EXP([.B5]* LN([.E5]))" office:value-type="float" office:value="1.62324765148989" calcext:value-type="float">
            <text:p>1,6232476514898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ometric Mean</text:p>
          </table:table-cell>
          <table:table-cell table:formula="of:=ROUND([.D3]*[.D4]*[.D5]; 2)" office:value-type="float" office:value="24.26" calcext:value-type="float">
            <text:p>24,26</text:p>
          </table:table-cell>
          <table:table-cell/>
          <table:table-cell table:formula="of:=ROUND([.F3]*[.F4]*[.F5]; 2)" office:value-type="float" office:value="21.27" calcext:value-type="float">
            <text:p>21,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Up (Opteron over Itanium2)</text:p>
          </table:table-cell>
          <table:table-cell table:style-name="ce2" table:formula="of:=ROUND([.D7]/[.F7]; 2)" office:value-type="float" office:value="1.14" calcext:value-type="float">
            <text:p>1,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6:49:58.938510158</meta:creation-date>
    <meta:generator>LibreOffice/6.4.7.2$Linux_X86_64 LibreOffice_project/40$Build-2</meta:generator>
    <dc:date>2021-10-18T17:19:48.447977666</dc:date>
    <meta:editing-duration>PT9M10S</meta:editing-duration>
    <meta:editing-cycles>1</meta:editing-cycles>
    <meta:document-statistic meta:table-count="1" meta:cell-count="28" meta:object-count="0"/>
  </office:meta>
</office:document-meta>
</file>